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15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Green">
      <style:table-cell-properties fo:background-color="transparent"/>
      <style:text-properties fo:font-size="10pt" style:font-size-asian="10pt" style:font-size-complex="10pt"/>
    </style:style>
    <style:style style:name="ce18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78787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6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2])" office:value-type="float" office:value="2771">
            <text:p>2771</text:p>
          </table:table-cell>
          <table:table-cell table:style-name="ce12" table:formula="of:=SUM([.C7:.C62])" office:value-type="float" office:value="50">
            <text:p>50</text:p>
          </table:table-cell>
          <table:table-cell table:style-name="ce12" table:formula="of:=SUM([.D7:.D62])" office:value-type="float" office:value="36">
            <text:p>36</text:p>
          </table:table-cell>
          <table:table-cell table:style-name="ce15" table:formula="of:=ROUND(([.B3]-[.C3])/[.B3]; 2)" office:value-type="percentage" office:value="0.98">
            <text:p>98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7" office:value-type="string">
            <text:p>append crosses function boundar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table:style-name="ce5" office:value-type="string">
            <text:p>Two commented out: Issue #480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TC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#468 (Fixed in muOr branch)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9">
            <text:p>29</text:p>
          </table:table-cell>
          <table:table-cell table:style-name="ce5" table:number-columns-repeated="2"/>
          <table:table-cell table:style-name="ce5" office:value-type="string">
            <text:p><text:span text:style-name="T1">A few commented out for TC or compiler reasons, </text:span><text:span text:style-name="T2">Issue #478</text:span>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List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21"/>
        </table:table-row>
        <table:table-row table:style-name="ro1">
          <table:table-cell table:style-name="ce5" office:value-type="string">
            <text:p>PatternTestsDescendants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1 commented out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BacktrackingTests</text:p>
          </table:table-cell>
          <table:table-cell table:number-columns-repeated="2" table:style-name="ce6" office:value-type="float" office:value="12">
            <text:p>12</text:p>
          </table:table-cell>
          <table:table-cell table:style-name="ce6" table:number-columns-repeated="3"/>
          <table:table-cell table:style-name="ce6" office:value-type="string">
            <text:p>MultipleKey</text:p>
          </table:table-cell>
          <table:table-cell table:style-name="ce6" table:number-columns-repeated="1017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3 commented out: TC #48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elation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nested an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mbiguity</text:p>
          </table:table-cell>
          <table:table-cell table:number-columns-repeated="5"/>
          <table:table-cell office:value-type="string">
            <text:p>#483</text:p>
          </table:table-cell>
          <table:table-cell table:number-columns-repeated="1017"/>
        </table:table-row>
        <table:table-row table:style-name="ro1">
          <table:table-cell office:value-type="string">
            <text:p>APIGen</text:p>
          </table:table-cell>
          <table:table-cell table:number-columns-repeated="5"/>
          <table:table-cell office:value-type="string">
            <text:p>#482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1">
          <table:table-cell table:style-name="ce9" office:value-type="string">
            <text:p>uit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1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0"/>
        <table:table-row table:style-name="ro2">
          <table:table-cell table:style-name="ce19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ccumulatingTests.rsc|: 13 tests executed; 2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: 34 tests executed; 8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: 327 tests executed; 5 failed; 29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List3.rsc|: 49 tests executed; 1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Descendant.rsc|: 8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Matching.rsc|: 1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Relations.rsc|: 19 tests executed; 1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ccumulatingTests.rsc|(1370,148,&lt;54,1&gt;,&lt;57,2&gt;): FALSE UninitializedVariable(2)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ccumulatingTests.rsc|(1210,155,&lt;48,1&gt;,&lt;51,2&gt;): FALSE UninitializedVariable(2)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1275,79,&lt;312,4&gt;,&lt;312,83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1192,78,&lt;311,4&gt;,&lt;311,82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0688,93,&lt;305,4&gt;,&lt;305,9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0607,76,&lt;304,4&gt;,&lt;304,80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0530,72,&lt;303,4&gt;,&lt;303,76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8613,156,&lt;253,3&gt;,&lt;257,4&gt;): FALSE PANIC: (instruction execution): instruction: LOADLOCKWP "x"; message: null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8465,137,&lt;247,4&gt;,&lt;250,4&gt;): FALSE PANIC: (instruction execution): instruction: LOADLOCKWP "delta"; message: null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1701,93,&lt;403,4&gt;,&lt;403,9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1602,94,&lt;402,4&gt;,&lt;402,9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1111,86,&lt;395,4&gt;,&lt;395,90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1029,77,&lt;394,4&gt;,&lt;394,8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0941,83,&lt;393,4&gt;,&lt;393,8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List3.rsc|(5414,142,&lt;85,4&gt;,&lt;85,146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stRelations.rsc|(2949,149,&lt;94,0&gt;,&lt;96,83&gt;): FALSE <text:s/>with arguments: [&lt;187083945,-633808274&gt;,&lt;-1407422492,211020847&gt;]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Relations.rsc|(2201,151,&lt;70,0&gt;,&lt;72,85&gt;): FALSE <text:s/>with arguments: {&lt;1549530721,1266384003&gt;,&lt;-1549747329,-1156649894&gt;,&lt;1245095481,-593445092&gt;,&lt;-106901544,-1451443108&gt;} 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525,86,&lt;227,4&gt;,&lt;227,90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441,79,&lt;226,4&gt;,&lt;226,8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357,79,&lt;225,4&gt;,&lt;225,8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273,79,&lt;224,4&gt;,&lt;224,8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190,78,&lt;223,4&gt;,&lt;223,82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108,77,&lt;222,4&gt;,&lt;222,81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2028,75,&lt;221,4&gt;,&lt;221,7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1950,73,&lt;220,4&gt;,&lt;220,77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563,84,&lt;193,4&gt;,&lt;193,8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476,82,&lt;192,4&gt;,&lt;192,86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392,79,&lt;191,4&gt;,&lt;191,8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309,78,&lt;190,4&gt;,&lt;190,82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229,75,&lt;189,4&gt;,&lt;189,7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150,74,&lt;188,4&gt;,&lt;188,7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10072,73,&lt;187,4&gt;,&lt;187,77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996,71,&lt;186,4&gt;,&lt;186,75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832,105,&lt;182,4&gt;,&lt;182,10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722,105,&lt;181,4&gt;,&lt;181,10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612,105,&lt;180,4&gt;,&lt;180,10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503,104,&lt;179,4&gt;,&lt;179,10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397,101,&lt;178,4&gt;,&lt;178,105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290,102,&lt;177,4&gt;,&lt;177,106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185,100,&lt;176,4&gt;,&lt;176,104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9081,99,&lt;175,4&gt;,&lt;175,10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8902,107,&lt;171,4&gt;,&lt;171,111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8798,99,&lt;170,4&gt;,&lt;170,103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8695,98,&lt;169,4&gt;,&lt;169,102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8594,96,&lt;168,4&gt;,&lt;168,100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8494,95,&lt;167,4&gt;,&lt;167,99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MMARY: 2753 tests executed; 32 failed; 36 ignored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FunctionCompositionTests.rsc|: MultipleKey("tests::functionality::FunctionCompositionTests/anonymousFunctionComposition()#0/bscope#0/closure#0")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acktrackingTests.rsc|: MultipleKey("tests::BacktrackingTests/test7()#0/bscope#0/closure#0")</text:p>
          </table:table-cell>
          <table:table-cell table:number-columns-repeated="1023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13:37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11T01:16:44</dc:date>
    <meta:editing-duration>P9DT7H15M23S</meta:editing-duration>
    <meta:editing-cycles>40</meta:editing-cycles>
    <meta:generator>LibreOffice/4.0.5.2$MacOSX_x86 LibreOffice_project/5464147a081647a250913f19c0715bca595af2f</meta:generator>
    <meta:document-statistic meta:table-count="2" meta:cell-count="348" meta:object-count="0"/>
  </office:meta>
</office:document-meta>
</file>